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9.84mm" svg:y="15.88mm">
            <loext:p draw:notify-on-update-of-ranges="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5363" calcext:value-type="float">
            <text:p>0.2245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8022" calcext:value-type="float">
            <text:p>0.228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8597" calcext:value-type="float">
            <text:p>0.218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8662" calcext:value-type="float">
            <text:p>0.208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3791" calcext:value-type="float">
            <text:p>0.223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5081" calcext:value-type="float">
            <text:p>0.235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1558" calcext:value-type="float">
            <text:p>0.221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843" calcext:value-type="float">
            <text:p>0.21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4064" calcext:value-type="float">
            <text:p>0.214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29973" calcext:value-type="float">
            <text:p>0.2299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6451" calcext:value-type="float">
            <text:p>0.2364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2])" office:value-type="float" office:value="0.208662" calcext:value-type="float">
            <text:p>0.20866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2245363" calcext:value-type="float">
            <text:p>0.224536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parallel fraction</text:p>
          </table:table-cell>
          <table:table-cell table:formula="of:=(1-([.B14]/[.B16]))/(1-(1/[.B15]))" office:value-type="float" office:value="0.0848377745602827" calcext:value-type="float">
            <text:p>0.0848377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6:16:23.324595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17:03.300734047</meta:creation-date>
    <dc:date>2018-09-03T16:19:44.676490659</dc:date>
    <meta:editing-duration>PT5H8M52S</meta:editing-duration>
    <meta:editing-cycles>2</meta:editing-cycles>
    <meta:generator>LibreOffice/5.1.6.2$Linux_X86_64 LibreOffice_project/1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1.A1:Sheet1.B12" chart:data-source-has-labels="both" svg:x="0.32cm" svg:y="0.18cm" svg:width="12.323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2245363">
                <text:p>0.2245363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8022">
                <text:p>0.2280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8597">
                <text:p>0.2185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662">
                <text:p>0.208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3791">
                <text:p>0.2237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5081">
                <text:p>0.2350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843">
                <text:p>0.218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14064">
                <text:p>0.2140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9973">
                <text:p>0.2299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36451">
                <text:p>0.23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